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fd4f" officeooo:paragraph-rsid="0007fd4f"/>
    </style:style>
    <style:style style:name="P2" style:family="paragraph" style:parent-style-name="Standard">
      <style:text-properties fo:color="#bf0041" loext:opacity="100%" officeooo:rsid="0007fd4f" officeooo:paragraph-rsid="0007fd4f"/>
    </style:style>
    <style:style style:name="P3" style:family="paragraph" style:parent-style-name="Standard">
      <style:text-properties fo:color="#bf0041" loext:opacity="100%" officeooo:rsid="0007fd4f" officeooo:paragraph-rsid="000fa85e"/>
    </style:style>
    <style:style style:name="P4" style:family="paragraph" style:parent-style-name="Standard">
      <style:text-properties fo:color="#bf0041" loext:opacity="100%" officeooo:rsid="00089a0d" officeooo:paragraph-rsid="00089a0d"/>
    </style:style>
    <style:style style:name="P5" style:family="paragraph" style:parent-style-name="Standard">
      <style:text-properties fo:color="#bf0041" loext:opacity="100%" officeooo:rsid="00089a0d" officeooo:paragraph-rsid="000fa85e"/>
    </style:style>
    <style:style style:name="P6" style:family="paragraph" style:parent-style-name="Standard">
      <style:text-properties fo:color="#bf0041" loext:opacity="100%" officeooo:rsid="00089a0d" officeooo:paragraph-rsid="000fdf4c"/>
    </style:style>
    <style:style style:name="P7" style:family="paragraph" style:parent-style-name="Standard">
      <style:text-properties fo:color="#bf0041" loext:opacity="100%" officeooo:rsid="000b08f2" officeooo:paragraph-rsid="000b08f2"/>
    </style:style>
    <style:style style:name="P8" style:family="paragraph" style:parent-style-name="Standard">
      <style:text-properties fo:color="#bf0041" loext:opacity="100%" officeooo:rsid="000da9f2" officeooo:paragraph-rsid="000da9f2"/>
    </style:style>
    <style:style style:name="P9" style:family="paragraph" style:parent-style-name="Standard">
      <style:text-properties fo:color="#bf0041" loext:opacity="100%" officeooo:rsid="000da9f2" officeooo:paragraph-rsid="000fdf4c"/>
    </style:style>
    <style:style style:name="P10" style:family="paragraph" style:parent-style-name="Standard">
      <style:text-properties fo:color="#bf0041" loext:opacity="100%" fo:font-weight="normal" officeooo:rsid="0007fd4f" officeooo:paragraph-rsid="000fdf4c" style:font-weight-asian="normal" style:font-weight-complex="normal"/>
    </style:style>
    <style:style style:name="P11" style:family="paragraph" style:parent-style-name="Standard">
      <style:text-properties fo:color="#000000" loext:opacity="100%" officeooo:rsid="00089a0d" officeooo:paragraph-rsid="00089a0d"/>
    </style:style>
    <style:style style:name="P12" style:family="paragraph" style:parent-style-name="Standard">
      <style:text-properties fo:color="#000000" loext:opacity="100%" officeooo:rsid="000b08f2" officeooo:paragraph-rsid="000b08f2"/>
    </style:style>
    <style:style style:name="P13" style:family="paragraph" style:parent-style-name="Standard">
      <style:text-properties fo:color="#468a1a" loext:opacity="100%" officeooo:rsid="000b08f2" officeooo:paragraph-rsid="000b08f2"/>
    </style:style>
    <style:style style:name="P14" style:family="paragraph" style:parent-style-name="Standard">
      <style:text-properties fo:color="#55308d" loext:opacity="100%" fo:font-weight="bold" officeooo:rsid="0007fd4f" officeooo:paragraph-rsid="0007fd4f" style:font-weight-asian="bold" style:font-weight-complex="bold"/>
    </style:style>
    <style:style style:name="P15" style:family="paragraph" style:parent-style-name="Standard">
      <style:text-properties fo:color="#800080" loext:opacity="100%" fo:font-weight="bold" officeooo:rsid="000da9f2" officeooo:paragraph-rsid="000da9f2" style:font-weight-asian="bold" style:font-weight-complex="bold"/>
    </style:style>
    <style:style style:name="P16" style:family="paragraph" style:parent-style-name="Standard">
      <style:text-properties fo:color="#800080" loext:opacity="100%" fo:font-weight="bold" officeooo:rsid="000fdf4c" officeooo:paragraph-rsid="000fdf4c" style:font-weight-asian="bold" style:font-weight-complex="bold"/>
    </style:style>
    <style:style style:name="P17" style:family="paragraph" style:parent-style-name="Standard">
      <style:text-properties fo:color="#800080" loext:opacity="100%" fo:font-weight="bold" officeooo:rsid="001022b2" officeooo:paragraph-rsid="001022b2" style:font-weight-asian="bold" style:font-weight-complex="bold"/>
    </style:style>
    <style:style style:name="P18" style:family="paragraph" style:parent-style-name="Standard">
      <style:text-properties fo:color="#800080" loext:opacity="100%" fo:font-weight="bold" officeooo:rsid="0011f408" officeooo:paragraph-rsid="0011f408" style:font-weight-asian="bold" style:font-weight-complex="bold"/>
    </style:style>
    <style:style style:name="P19" style:family="paragraph" style:parent-style-name="Standard">
      <style:text-properties fo:color="#800080" loext:opacity="100%" fo:font-weight="normal" officeooo:rsid="0011f408" officeooo:paragraph-rsid="0011f408" style:font-weight-asian="normal" style:font-weight-complex="normal"/>
    </style:style>
    <style:style style:name="P20" style:family="paragraph" style:parent-style-name="Standard">
      <style:text-properties officeooo:rsid="0007fd4f" officeooo:paragraph-rsid="0007fd4f"/>
    </style:style>
    <style:style style:name="T1" style:family="text">
      <style:text-properties officeooo:rsid="000cb2e5"/>
    </style:style>
    <style:style style:name="T2" style:family="text">
      <style:text-properties officeooo:rsid="000fdf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Rasa <text:span text:style-name="T1">WebChat </text:span>Integration command </text:p>
      <text:p text:style-name="P1"/>
      <text:p text:style-name="P1">source /home/ihsan/Documents/GitHub/Rasa/venv/bin/activate</text:p>
      <text:p text:style-name="P1"/>
      <text:p text:style-name="P2">rasa run -m models --enable-api --cors "*"</text:p>
      <text:p text:style-name="P2"/>
      <text:p text:style-name="P11">run custom actions while running shell</text:p>
      <text:p text:style-name="P11"/>
      <text:p text:style-name="P4">rasa run actions</text:p>
      <text:p text:style-name="P4"/>
      <text:p text:style-name="P12">available intents are:</text:p>
      <text:p text:style-name="P7"/>
      <text:p text:style-name="P13">My symptoms are muscle spasm</text:p>
      <text:p text:style-name="P13">My son is suffering from painful gums</text:p>
      <text:p text:style-name="P13">My daughter is suffering from vomiting</text:p>
      <text:p text:style-name="P13">I don't feel well, I have vaginal itching and pain or soreness of breast</text:p>
      <text:p text:style-name="P13">For the last few days I have had blood in vomit, facial droop, sneezing, sneezing</text:p>
      <text:p text:style-name="P13"/>
      <text:p text:style-name="P13"/>
      <text:p text:style-name="P15">Whatsapp Integration </text:p>
      <text:p text:style-name="P15"/>
      <text:p text:style-name="P17">twilio password :Ihkpkd@292#751071</text:p>
      <text:p text:style-name="P13"/>
      <text:p text:style-name="P8">ngrok http 5005</text:p>
      <text:p text:style-name="P8"/>
      <text:p text:style-name="P8">When Message comes in : <text:a xlink:type="simple" xlink:href="https://ngrok-url/webhooks/twilio/webhook" text:style-name="Internet_20_link" text:visited-style-name="Visited_20_Internet_20_Link">https://ngrok-url/webhooks/twilio/webhook</text:a></text:p>
      <text:p text:style-name="P8"/>
      <text:p text:style-name="P5">rasa run actions</text:p>
      <text:p text:style-name="P5"/>
      <text:p text:style-name="P3">rasa run -m models --enable-api --cors "*"</text:p>
      <text:p text:style-name="P3"/>
      <text:p text:style-name="P16">Telegram Integration</text:p>
      <text:p text:style-name="P16"/>
      <text:p text:style-name="P9">ngrok http 5005</text:p>
      <text:p text:style-name="P9"/>
      <text:p text:style-name="P9">W<text:span text:style-name="T2">ebhook_url : </text:span><text:a xlink:type="simple" xlink:href="https://ngrok-url/webhooks/twilio/webhook" text:style-name="Internet_20_link" text:visited-style-name="Visited_20_Internet_20_Link">https://</text:a><text:a xlink:type="simple" xlink:href="https://ngrok-url/webhooks/twilio/webhook" text:style-name="Internet_20_link" text:visited-style-name="Visited_20_Internet_20_Link"><text:span text:style-name="T2">webhook</text:span></text:a><text:a xlink:type="simple" xlink:href="https://ngrok-url/webhooks/twilio/webhook" text:style-name="Internet_20_link" text:visited-style-name="Visited_20_Internet_20_Link">-url/webhooks/</text:a><text:a xlink:type="simple" xlink:href="https://ngrok-url/webhooks/twilio/webhook" text:style-name="Internet_20_link" text:visited-style-name="Visited_20_Internet_20_Link"><text:span text:style-name="T2">telegram</text:span></text:a><text:a xlink:type="simple" xlink:href="https://ngrok-url/webhooks/twilio/webhook" text:style-name="Internet_20_link" text:visited-style-name="Visited_20_Internet_20_Link">/webhook</text:a></text:p>
      <text:p text:style-name="P9"/>
      <text:p text:style-name="P6">rasa run actions</text:p>
      <text:p text:style-name="P6"/>
      <text:p text:style-name="P10">rasa run -m models --enable-api --cors "*"</text:p>
      <text:p text:style-name="P10"/>
      <text:p text:style-name="P10"/>
      <text:p text:style-name="P18">To Stop server</text:p>
      <text:p text:style-name="P18"/>
      <text:p text:style-name="P19">lsof -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09:08:51.702140363</meta:creation-date>
    <dc:date>2023-05-31T11:58:58.300702171</dc:date>
    <meta:editing-duration>PT3H19M39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1" meta:paragraph-count="24" meta:word-count="125" meta:character-count="831" meta:non-whitespace-character-count="734"/>
  </office:meta>
</office:document-meta>
</file>